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</office:automatic-styles>
  <office:body>
    <office:text>
      <text:p text:style-name="P1"><text:span text:style-name="T1_1">Rozważanie</text:span><text:span text:style-name="T1_2"><text:s/></text:span><text:span text:style-name="T1_3">Zgryźliwego</text:span><text:span text:style-name="T1_4"><text:s/></text:span><text:span text:style-name="T1_5">Tetryka</text:span></text:p>
      <text:p text:style-name="P2"><text:span text:style-name="T2_1">Fallout</text:span><text:span text:style-name="T2_2">:<text:s/></text:span><text:span text:style-name="T2_3">Equestria</text:span><text:span text:style-name="T2_4"><text:s/>–<text:s/></text:span><text:span text:style-name="T2_5">Czy</text:span><text:span text:style-name="T2_6"><text:s/></text:span><text:span text:style-name="T2_7">to</text:span><text:span text:style-name="T2_8"><text:s/></text:span><text:span text:style-name="T2_9">już</text:span><text:span text:style-name="T2_10"><text:s/></text:span><text:span text:style-name="T2_11">koniec</text:span><text:span text:style-name="T2_12">?</text:span></text:p>
      <text:p text:style-name="P3"><text:span text:style-name="T3_1">Zapytacie</text:span><text:span text:style-name="T3_2">,<text:s/></text:span><text:span text:style-name="T3_3">do</text:span><text:span text:style-name="T3_4"><text:s/></text:span><text:span text:style-name="T3_5">czego</text:span><text:span text:style-name="T3_6"><text:s/></text:span><text:span text:style-name="T3_7">chcę</text:span><text:span text:style-name="T3_8"><text:s/></text:span><text:span text:style-name="T3_9">się</text:span><text:span text:style-name="T3_10"><text:s/></text:span><text:span text:style-name="T3_11">odnieść</text:span><text:span text:style-name="T3_12"><text:s/></text:span><text:span text:style-name="T3_13">w</text:span><text:span text:style-name="T3_14"><text:s/></text:span><text:span text:style-name="T3_15">tak</text:span><text:span text:style-name="T3_16"><text:s/></text:span><text:span text:style-name="T3_17">pesymistycznie</text:span><text:span text:style-name="T3_18"><text:s/></text:span><text:span text:style-name="T3_19">brzmiącym</text:span><text:span text:style-name="T3_20"><text:s/></text:span><text:span text:style-name="T3_21">tytule</text:span><text:span text:style-name="T3_22">?<text:s/></text:span><text:span text:style-name="T3_23">Cóż</text:span><text:span text:style-name="T3_24">,<text:s/></text:span><text:span text:style-name="T3_25">nie</text:span><text:span text:style-name="T3_26"><text:s/></text:span><text:span text:style-name="T3_27">powinno</text:span><text:span text:style-name="T3_28"><text:s/></text:span><text:span text:style-name="T3_29">być</text:span><text:span text:style-name="T3_30"><text:s/></text:span><text:span text:style-name="T3_31">zaskoczeniem</text:span><text:span text:style-name="T3_32">,<text:s/></text:span><text:span text:style-name="T3_33">że</text:span><text:span text:style-name="T3_34"><text:s/></text:span><text:span text:style-name="T3_35">mam</text:span><text:span text:style-name="T3_36"><text:s/></text:span><text:span text:style-name="T3_37">zamiar</text:span><text:span text:style-name="T3_38"><text:s/></text:span><text:span text:style-name="T3_39">poruszyć</text:span><text:span text:style-name="T3_40"><text:s/></text:span><text:span text:style-name="T3_41">kwestię</text:span><text:span text:style-name="T3_42"><text:s/></text:span><text:span text:style-name="T3_43">okołofanfikową</text:span><text:span text:style-name="T3_44">.<text:s text:c="2"/></text:span><text:span text:style-name="T3_45">Skłonił</text:span><text:span text:style-name="T3_46"><text:s/></text:span><text:span text:style-name="T3_47">mnie</text:span><text:span text:style-name="T3_48"><text:s/></text:span><text:span text:style-name="T3_49">do</text:span><text:span text:style-name="T3_50"><text:s/></text:span><text:span text:style-name="T3_51">tego</text:span><text:span text:style-name="T3_52"><text:s/></text:span><text:span text:style-name="T3_53">fakt</text:span><text:span text:style-name="T3_54">,<text:s/></text:span><text:span text:style-name="T3_55">iż</text:span><text:span text:style-name="T3_56"><text:s/></text:span><text:span text:style-name="T3_57">jedno</text:span><text:span text:style-name="T3_58"><text:s/></text:span><text:span text:style-name="T3_59">z</text:span><text:span text:style-name="T3_60"><text:s/></text:span><text:span text:style-name="T3_61">największych</text:span><text:span text:style-name="T3_62"><text:s/></text:span><text:span text:style-name="T3_63">i</text:span><text:span text:style-name="T3_64"><text:s/></text:span><text:span text:style-name="T3_65">najdłużej</text:span><text:span text:style-name="T3_66"><text:s/></text:span><text:span text:style-name="T3_67">pisanych</text:span><text:span text:style-name="T3_68"><text:s/></text:span><text:span text:style-name="T3_69">opowiadań</text:span><text:span text:style-name="T3_70"><text:s/></text:span><text:span text:style-name="T3_71">w</text:span><text:span text:style-name="T3_72"><text:s/></text:span><text:span text:style-name="T3_73">naszym</text:span><text:span text:style-name="T3_74"><text:s/></text:span><text:span text:style-name="T3_75">fandomie</text:span><text:span text:style-name="T3_76"><text:s/></text:span><text:span text:style-name="T3_77">w</text:span><text:span text:style-name="T3_78"><text:s/></text:span><text:span text:style-name="T3_79">końcu</text:span><text:span text:style-name="T3_80"><text:s/></text:span><text:span text:style-name="T3_81">zostało</text:span><text:span text:style-name="T3_82"><text:s/></text:span><text:span text:style-name="T3_83">zakończone</text:span><text:span text:style-name="T3_84">.<text:s/></text:span><text:span text:style-name="T3_85">Naturalnie</text:span><text:span text:style-name="T3_86"><text:s/></text:span><text:span text:style-name="T3_87">mowa</text:span><text:span text:style-name="T3_88"><text:s/></text:span><text:span text:style-name="T3_89">tutaj</text:span><text:span text:style-name="T3_90"><text:s/></text:span><text:span text:style-name="T3_91">o</text:span><text:span text:style-name="T3_92"><text:s/>„</text:span><text:span text:style-name="T3_93">Fallout</text:span><text:span text:style-name="T3_94">:<text:s/></text:span><text:span text:style-name="T3_95">Equestria</text:span><text:span text:style-name="T3_96"><text:s/></text:span><text:span text:style-name="T3_97">Project</text:span><text:span text:style-name="T3_98"><text:s/></text:span><text:span text:style-name="T3_99">Horizons</text:span><text:span text:style-name="T3_100">”.<text:s/></text:span><text:span text:style-name="T3_101">Prawdziwy</text:span><text:span text:style-name="T3_102"><text:s/></text:span><text:span text:style-name="T3_103">moloch</text:span><text:span text:style-name="T3_104">,<text:s/></text:span><text:span text:style-name="T3_105">liczący</text:span><text:span text:style-name="T3_106"><text:s/></text:span><text:span text:style-name="T3_107">sobie</text:span><text:span text:style-name="T3_108"><text:s/></text:span><text:span text:style-name="T3_109">dobrze</text:span><text:span text:style-name="T3_110"><text:s/></text:span><text:span text:style-name="T3_111">ponad</text:span><text:span text:style-name="T3_112"><text:s/></text:span><text:span text:style-name="T3_113">milion</text:span><text:span text:style-name="T3_114"><text:s/></text:span><text:span text:style-name="T3_115">słów</text:span><text:span text:style-name="T3_116"><text:s/>(</text:span><text:span text:style-name="T3_117">o</text:span><text:span text:style-name="T3_118"><text:s/></text:span><text:span text:style-name="T3_119">ile</text:span><text:span text:style-name="T3_120"><text:s/></text:span><text:span text:style-name="T3_121">nie</text:span><text:span text:style-name="T3_122"><text:s/></text:span><text:span text:style-name="T3_123">dwa</text:span><text:span text:style-name="T3_124">)<text:s/></text:span><text:span text:style-name="T3_125">i</text:span><text:span text:style-name="T3_126"><text:s/></text:span><text:span text:style-name="T3_127">prowadzący</text:span><text:span text:style-name="T3_128"><text:s/></text:span><text:span text:style-name="T3_129">nas</text:span><text:span text:style-name="T3_130"><text:s/></text:span><text:span text:style-name="T3_131">przez</text:span><text:span text:style-name="T3_132"><text:s/></text:span><text:span text:style-name="T3_133">niebezpieczne</text:span><text:span text:style-name="T3_134"><text:s/></text:span><text:span text:style-name="T3_135">Pustkowia</text:span><text:span text:style-name="T3_136"><text:s/></text:span><text:span text:style-name="T3_137">otaczające</text:span><text:span text:style-name="T3_138"><text:s/></text:span><text:span text:style-name="T3_139">Hoofington</text:span><text:span text:style-name="T3_140">,<text:s/></text:span><text:span text:style-name="T3_141">osiągnął</text:span><text:span text:style-name="T3_142"><text:s/></text:span><text:span text:style-name="T3_143">swój</text:span><text:span text:style-name="T3_144"><text:s/></text:span><text:span text:style-name="T3_145">kres</text:span><text:span text:style-name="T3_146"><text:s/>–<text:s/></text:span><text:span text:style-name="T3_147">a</text:span><text:span text:style-name="T3_148"><text:s/></text:span><text:span text:style-name="T3_149">wielu</text:span><text:span text:style-name="T3_150"><text:s/></text:span><text:span text:style-name="T3_151">nie</text:span><text:span text:style-name="T3_152"><text:s/></text:span><text:span text:style-name="T3_153">wierzyło</text:span><text:span text:style-name="T3_154">,<text:s/></text:span><text:span text:style-name="T3_155">czy</text:span><text:span text:style-name="T3_156"><text:s/></text:span><text:span text:style-name="T3_157">to</text:span><text:span text:style-name="T3_158"><text:s/></text:span><text:span text:style-name="T3_159">nastąpi</text:span><text:span text:style-name="T3_160">.</text:span></text:p>
      <text:p text:style-name="P4"><text:span text:style-name="T4_1">W</text:span><text:span text:style-name="T4_2"><text:s/></text:span><text:span text:style-name="T4_3">fandomie</text:span><text:span text:style-name="T4_4"><text:s/></text:span><text:span text:style-name="T4_5">przyjęło</text:span><text:span text:style-name="T4_6"><text:s/></text:span><text:span text:style-name="T4_7">się</text:span><text:span text:style-name="T4_8"><text:s/></text:span><text:span text:style-name="T4_9">mówić</text:span><text:span text:style-name="T4_10"><text:s/></text:span><text:span text:style-name="T4_11">o</text:span><text:span text:style-name="T4_12"><text:s/></text:span><text:span text:style-name="T4_13">tak</text:span><text:span text:style-name="T4_14"><text:s/></text:span><text:span text:style-name="T4_15">zwanej</text:span><text:span text:style-name="T4_16"><text:s/>„</text:span><text:span text:style-name="T4_17">Wielkiej</text:span><text:span text:style-name="T4_18"><text:s/></text:span><text:span text:style-name="T4_19">Piątce</text:span><text:span text:style-name="T4_20">”,<text:s/></text:span><text:span text:style-name="T4_21">jeżeli</text:span><text:span text:style-name="T4_22"><text:s/></text:span><text:span text:style-name="T4_23">chodzi</text:span><text:span text:style-name="T4_24"><text:s/></text:span><text:span text:style-name="T4_25">o</text:span><text:span text:style-name="T4_26"><text:s/></text:span><text:span text:style-name="T4_27">te</text:span><text:span text:style-name="T4_28"><text:s/></text:span><text:span text:style-name="T4_29">crossovery</text:span><text:span text:style-name="T4_30">.<text:s/></text:span><text:span text:style-name="T4_31">Mamy</text:span><text:span text:style-name="T4_32"><text:s/></text:span><text:span text:style-name="T4_33">więc</text:span><text:span text:style-name="T4_34"><text:s/></text:span><text:span text:style-name="T4_35">oryginalny</text:span><text:span text:style-name="T4_36"><text:s/>„</text:span><text:span text:style-name="T4_37">Fallout</text:span><text:span text:style-name="T4_38">:<text:s/></text:span><text:span text:style-name="T4_39">Equestria</text:span><text:span text:style-name="T4_40">”,<text:s/>„</text:span><text:span text:style-name="T4_41">Fallout</text:span><text:span text:style-name="T4_42">:<text:s/></text:span><text:span text:style-name="T4_43">Equestria</text:span><text:span text:style-name="T4_44"><text:s/></text:span><text:span text:style-name="T4_45">Project</text:span><text:span text:style-name="T4_46"><text:s/></text:span><text:span text:style-name="T4_47">Horizons</text:span><text:span text:style-name="T4_48">”,<text:s/>„</text:span><text:span text:style-name="T4_49">Fallout</text:span><text:span text:style-name="T4_50">:<text:s/></text:span><text:span text:style-name="T4_51">Equestria</text:span><text:span text:style-name="T4_52"><text:s/></text:span><text:span text:style-name="T4_53">Pink</text:span><text:span text:style-name="T4_54"><text:s/></text:span><text:span text:style-name="T4_55">Eyes</text:span><text:span text:style-name="T4_56">”,<text:s/>„</text:span><text:span text:style-name="T4_57">Fallout</text:span><text:span text:style-name="T4_58">:<text:s/></text:span><text:span text:style-name="T4_59">Equestria</text:span><text:span text:style-name="T4_60"><text:s/></text:span><text:span text:style-name="T4_61">Murky</text:span><text:span text:style-name="T4_62"><text:s/></text:span><text:span text:style-name="T4_63">Number</text:span><text:span text:style-name="T4_64"><text:s/></text:span><text:span text:style-name="T4_65">Seven</text:span><text:span text:style-name="T4_66">”<text:s/></text:span><text:span text:style-name="T4_67">oraz</text:span><text:span text:style-name="T4_68"><text:s/>„</text:span><text:span text:style-name="T4_69">Fallout</text:span><text:span text:style-name="T4_70">:<text:s/></text:span><text:span text:style-name="T4_71">Equestria</text:span><text:span text:style-name="T4_72"><text:s/></text:span><text:span text:style-name="T4_73">Heroes</text:span><text:span text:style-name="T4_74">”.<text:s/></text:span><text:span text:style-name="T4_75">Z</text:span><text:span text:style-name="T4_76"><text:s/></text:span><text:span text:style-name="T4_77">tej</text:span><text:span text:style-name="T4_78"><text:s/></text:span><text:span text:style-name="T4_79">piątki</text:span><text:span text:style-name="T4_80"><text:s/>“</text:span><text:span text:style-name="T4_81">Murky</text:span><text:span text:style-name="T4_82">”<text:s/></text:span><text:span text:style-name="T4_83">również</text:span><text:span text:style-name="T4_84"><text:s/></text:span><text:span text:style-name="T4_85">zbliża</text:span><text:span text:style-name="T4_86"><text:s/></text:span><text:span text:style-name="T4_87">się</text:span><text:span text:style-name="T4_88"><text:s/></text:span><text:span text:style-name="T4_89">do</text:span><text:span text:style-name="T4_90"><text:s/></text:span><text:span text:style-name="T4_91">końca</text:span><text:span text:style-name="T4_92">.<text:s/></text:span><text:span text:style-name="T4_93">Czy</text:span><text:span text:style-name="T4_94"><text:s/></text:span><text:span text:style-name="T4_95">to</text:span><text:span text:style-name="T4_96"><text:s/></text:span><text:span text:style-name="T4_97">oznacza</text:span><text:span text:style-name="T4_98">,<text:s/></text:span><text:span text:style-name="T4_99">iż</text:span><text:span text:style-name="T4_100"><text:s/></text:span><text:span text:style-name="T4_101">po</text:span><text:span text:style-name="T4_102"><text:s/></text:span><text:span text:style-name="T4_103">zakończeniu</text:span><text:span text:style-name="T4_104"><text:s/></text:span><text:span text:style-name="T4_105">tych</text:span><text:span text:style-name="T4_106"><text:s/></text:span><text:span text:style-name="T4_107">opowiadań</text:span><text:span text:style-name="T4_108"><text:s/></text:span><text:span text:style-name="T4_109">świat</text:span><text:span text:style-name="T4_110"><text:s/></text:span><text:span text:style-name="T4_111">połączenia</text:span><text:span text:style-name="T4_112"><text:s/></text:span><text:span text:style-name="T4_113">Fallouta</text:span><text:span text:style-name="T4_114"><text:s/></text:span><text:span text:style-name="T4_115">z</text:span><text:span text:style-name="T4_116"><text:s/></text:span><text:span text:style-name="T4_117">MLP</text:span><text:span text:style-name="T4_118"><text:s/></text:span><text:span text:style-name="T4_119">zostanie</text:span><text:span text:style-name="T4_120"><text:s/></text:span><text:span text:style-name="T4_121">zamknięty</text:span><text:span text:style-name="T4_122">?</text:span></text:p>
      <text:p text:style-name="P5"><text:span text:style-name="T5_1">Na</text:span><text:span text:style-name="T5_2"><text:s/></text:span><text:span text:style-name="T5_3">szczęście</text:span><text:span text:style-name="T5_4"><text:s/></text:span><text:span text:style-name="T5_5">krótki</text:span><text:span text:style-name="T5_6"><text:s/></text:span><text:span text:style-name="T5_7">rzut</text:span><text:span text:style-name="T5_8"><text:s/></text:span><text:span text:style-name="T5_9">oka</text:span><text:span text:style-name="T5_10"><text:s/></text:span><text:span text:style-name="T5_11">na</text:span><text:span text:style-name="T5_12"><text:s/></text:span><text:span text:style-name="T5_13">fimfiction</text:span><text:span text:style-name="T5_14"><text:s/></text:span><text:span text:style-name="T5_15">pozwala</text:span><text:span text:style-name="T5_16"><text:s/></text:span><text:span text:style-name="T5_17">spojrzeć</text:span><text:span text:style-name="T5_18"><text:s/></text:span><text:span text:style-name="T5_19">na</text:span><text:span text:style-name="T5_20"><text:s/></text:span><text:span text:style-name="T5_21">sprawę</text:span><text:span text:style-name="T5_22"><text:s/></text:span><text:span text:style-name="T5_23">z</text:span><text:span text:style-name="T5_24"><text:s/></text:span><text:span text:style-name="T5_25">większym</text:span><text:span text:style-name="T5_26"><text:s/></text:span><text:span text:style-name="T5_27">optymizmem</text:span><text:span text:style-name="T5_28">.<text:s/></text:span><text:span text:style-name="T5_29">W</text:span><text:span text:style-name="T5_30"><text:s/></text:span><text:span text:style-name="T5_31">grupie</text:span><text:span text:style-name="T5_32"><text:s/>„</text:span><text:span text:style-name="T5_33">Fallout</text:span><text:span text:style-name="T5_34">:</text:span><text:span text:style-name="T5_35">Equestria</text:span><text:span text:style-name="T5_36">”<text:s/></text:span><text:span text:style-name="T5_37">jest</text:span><text:span text:style-name="T5_38"><text:s/></text:span><text:span text:style-name="T5_39">ponad</text:span><text:span text:style-name="T5_40"><text:s/></text:span><text:span text:style-name="T5_41">dwa</text:span><text:span text:style-name="T5_42"><text:s/></text:span><text:span text:style-name="T5_43">tysiące</text:span><text:span text:style-name="T5_44"><text:s/></text:span><text:span text:style-name="T5_45">opowiadań</text:span><text:span text:style-name="T5_46"><text:s/>–<text:s/></text:span><text:span text:style-name="T5_47">część</text:span><text:span text:style-name="T5_48"><text:s/></text:span><text:span text:style-name="T5_49">z</text:span><text:span text:style-name="T5_50"><text:s/></text:span><text:span text:style-name="T5_51">nich</text:span><text:span text:style-name="T5_52"><text:s/></text:span><text:span text:style-name="T5_53">naprawdę</text:span><text:span text:style-name="T5_54"><text:s/></text:span><text:span text:style-name="T5_55">wielkich</text:span><text:span text:style-name="T5_56">.<text:s/></text:span><text:span text:style-name="T5_57">Naturalnie</text:span><text:span text:style-name="T5_58"><text:s/></text:span><text:span text:style-name="T5_59">niektóre</text:span><text:span text:style-name="T5_60"><text:s/></text:span><text:span text:style-name="T5_61">zostały</text:span><text:span text:style-name="T5_62"><text:s/></text:span><text:span text:style-name="T5_63">porzucone</text:span><text:span text:style-name="T5_64">,<text:s/></text:span><text:span text:style-name="T5_65">jednak</text:span><text:span text:style-name="T5_66"><text:s/></text:span><text:span text:style-name="T5_67">wiele</text:span><text:span text:style-name="T5_68"><text:s/></text:span><text:span text:style-name="T5_69">jest</text:span><text:span text:style-name="T5_70"><text:s/></text:span><text:span text:style-name="T5_71">kontynuowanych</text:span><text:span text:style-name="T5_72">.<text:s/></text:span><text:span text:style-name="T5_73">Niestety</text:span><text:span text:style-name="T5_74"><text:s/></text:span><text:span text:style-name="T5_75">o</text:span><text:span text:style-name="T5_76"><text:s/></text:span><text:span text:style-name="T5_77">wielu</text:span><text:span text:style-name="T5_78"><text:s/></text:span><text:span text:style-name="T5_79">z</text:span><text:span text:style-name="T5_80"><text:s/></text:span><text:span text:style-name="T5_81">nich</text:span><text:span text:style-name="T5_82"><text:s/></text:span><text:span text:style-name="T5_83">za</text:span><text:span text:style-name="T5_84"><text:s/></text:span><text:span text:style-name="T5_85">dużo</text:span><text:span text:style-name="T5_86"><text:s/></text:span><text:span text:style-name="T5_87">nie</text:span><text:span text:style-name="T5_88"><text:s/></text:span><text:span text:style-name="T5_89">wiemy</text:span><text:span text:style-name="T5_90"><text:s/>(</text:span><text:span text:style-name="T5_91">no</text:span><text:span text:style-name="T5_92">,<text:s/></text:span><text:span text:style-name="T5_93">może</text:span><text:span text:style-name="T5_94"><text:s/></text:span><text:span text:style-name="T5_95">pomijając</text:span><text:span text:style-name="T5_96"><text:s/></text:span><text:span text:style-name="T5_97">rezydentów</text:span><text:span text:style-name="T5_98"><text:s/></text:span><text:span text:style-name="T5_99">polskiego</text:span><text:span text:style-name="T5_100"><text:s/></text:span><text:span text:style-name="T5_101">forum</text:span><text:span text:style-name="T5_102"><text:s/></text:span><text:span text:style-name="T5_103">Fallout</text:span><text:span text:style-name="T5_104">:<text:s/></text:span><text:span text:style-name="T5_105">Equestria</text:span><text:span text:style-name="T5_106">).<text:s/></text:span><text:span text:style-name="T5_107">Trudno</text:span><text:span text:style-name="T5_108"><text:s/></text:span><text:span text:style-name="T5_109">się</text:span><text:span text:style-name="T5_110"><text:s/></text:span><text:span text:style-name="T5_111">dziwić</text:span><text:span text:style-name="T5_112"><text:s/></text:span><text:span text:style-name="T5_113">takiemu</text:span><text:span text:style-name="T5_114"><text:s/></text:span><text:span text:style-name="T5_115">stanowi</text:span><text:span text:style-name="T5_116"><text:s/></text:span><text:span text:style-name="T5_117">rzeczy</text:span><text:span text:style-name="T5_118"><text:s/>–<text:s/></text:span><text:span text:style-name="T5_119">wiele</text:span><text:span text:style-name="T5_120"><text:s/></text:span><text:span text:style-name="T5_121">osób</text:span><text:span text:style-name="T5_122"><text:s/></text:span><text:span text:style-name="T5_123">wolałoby</text:span><text:span text:style-name="T5_124"><text:s/></text:span><text:span text:style-name="T5_125">czytać</text:span><text:span text:style-name="T5_126"><text:s/></text:span><text:span text:style-name="T5_127">je</text:span><text:span text:style-name="T5_128"><text:s/></text:span><text:span text:style-name="T5_129">po</text:span><text:span text:style-name="T5_130"><text:s/></text:span><text:span text:style-name="T5_131">polsku</text:span><text:span text:style-name="T5_132">,<text:s/></text:span><text:span text:style-name="T5_133">a</text:span><text:span text:style-name="T5_134"><text:s/></text:span><text:span text:style-name="T5_135">tłumaczenie</text:span><text:span text:style-name="T5_136"><text:s/></text:span><text:span text:style-name="T5_137">to</text:span><text:span text:style-name="T5_138"><text:s/></text:span><text:span text:style-name="T5_139">robota</text:span><text:span text:style-name="T5_140"><text:s/></text:span><text:span text:style-name="T5_141">długa</text:span><text:span text:style-name="T5_142"><text:s/></text:span><text:span text:style-name="T5_143">i</text:span><text:span text:style-name="T5_144"><text:s/></text:span><text:span text:style-name="T5_145">żmudna</text:span><text:span text:style-name="T5_146"><text:s/>(</text:span><text:span text:style-name="T5_147">jeżeli</text:span><text:span text:style-name="T5_148"><text:s/></text:span><text:span text:style-name="T5_149">ma</text:span><text:span text:style-name="T5_150"><text:s/></text:span><text:span text:style-name="T5_151">być</text:span><text:span text:style-name="T5_152"><text:s/></text:span><text:span text:style-name="T5_153">wykonana</text:span><text:span text:style-name="T5_154"><text:s/></text:span><text:span text:style-name="T5_155">dobrze</text:span><text:span text:style-name="T5_156">).<text:s/></text:span><text:span text:style-name="T5_157">Na</text:span><text:span text:style-name="T5_158"><text:s/></text:span><text:span text:style-name="T5_159">szczęście</text:span><text:span text:style-name="T5_160"><text:s/></text:span><text:span text:style-name="T5_161">mamy</text:span><text:span text:style-name="T5_162"><text:s/></text:span><text:span text:style-name="T5_163">też</text:span><text:span text:style-name="T5_164"><text:s/></text:span><text:span text:style-name="T5_165">kilka</text:span><text:span text:style-name="T5_166"><text:s/></text:span><text:span text:style-name="T5_167">produkcji</text:span><text:span text:style-name="T5_168"><text:s/></text:span><text:span text:style-name="T5_169">rodzimego</text:span><text:span text:style-name="T5_170"><text:s/></text:span><text:span text:style-name="T5_171">chowu</text:span><text:span text:style-name="T5_172">,<text:s/></text:span><text:span text:style-name="T5_173">jednak</text:span><text:span text:style-name="T5_174"><text:s/></text:span><text:span text:style-name="T5_175">jeszcze</text:span><text:span text:style-name="T5_176"><text:s/></text:span><text:span text:style-name="T5_177">żadna</text:span><text:span text:style-name="T5_178"><text:s/></text:span><text:span text:style-name="T5_179">z</text:span><text:span text:style-name="T5_180"><text:s/></text:span><text:span text:style-name="T5_181">nich</text:span><text:span text:style-name="T5_182"><text:s/></text:span><text:span text:style-name="T5_183">nie</text:span><text:span text:style-name="T5_184"><text:s/></text:span><text:span text:style-name="T5_185">osiągnęła</text:span><text:span text:style-name="T5_186"><text:s/></text:span><text:span text:style-name="T5_187">statusu</text:span><text:span text:style-name="T5_188"><text:s/></text:span><text:span text:style-name="T5_189">kultowej</text:span><text:span text:style-name="T5_190"><text:s/></text:span><text:span text:style-name="T5_191">lub</text:span><text:span text:style-name="T5_192"><text:s/></text:span><text:span text:style-name="T5_193">choćby</text:span><text:span text:style-name="T5_194"><text:s/></text:span><text:span text:style-name="T5_195">powszechnie</text:span><text:span text:style-name="T5_196"><text:s/></text:span><text:span text:style-name="T5_197">znanej</text:span><text:span text:style-name="T5_198">.<text:s/></text:span><text:span text:style-name="T5_199">Mogę</text:span><text:span text:style-name="T5_200"><text:s/></text:span><text:span text:style-name="T5_201">mieć</text:span><text:span text:style-name="T5_202"><text:s/></text:span><text:span text:style-name="T5_203">tylko</text:span><text:span text:style-name="T5_204"><text:s/></text:span><text:span text:style-name="T5_205">nadzieję</text:span><text:span text:style-name="T5_206">,<text:s/></text:span><text:span text:style-name="T5_207">że</text:span><text:span text:style-name="T5_208"><text:s/></text:span><text:span text:style-name="T5_209">w</text:span><text:span text:style-name="T5_210"><text:s/></text:span><text:span text:style-name="T5_211">przyszłości</text:span><text:span text:style-name="T5_212"><text:s/></text:span><text:span text:style-name="T5_213">ten</text:span><text:span text:style-name="T5_214"><text:s/></text:span><text:span text:style-name="T5_215">stan</text:span><text:span text:style-name="T5_216"><text:s/></text:span><text:span text:style-name="T5_217">rzeczy</text:span><text:span text:style-name="T5_218"><text:s/></text:span><text:span text:style-name="T5_219">ulegnie</text:span><text:span text:style-name="T5_220"><text:s/></text:span><text:span text:style-name="T5_221">poprawie</text:span><text:span text:style-name="T5_222">.</text:span></text:p>
      <text:p text:style-name="P6"><text:span text:style-name="T6_1">Jednak</text:span><text:span text:style-name="T6_2"><text:s/></text:span><text:span text:style-name="T6_3">odpowiadając</text:span><text:span text:style-name="T6_4"><text:s/></text:span><text:span text:style-name="T6_5">na</text:span><text:span text:style-name="T6_6"><text:s/></text:span><text:span text:style-name="T6_7">początkowe</text:span><text:span text:style-name="T6_8"><text:s/></text:span><text:span text:style-name="T6_9">pytanie</text:span><text:span text:style-name="T6_10"><text:s/>–<text:s/></text:span><text:span text:style-name="T6_11">nie</text:span><text:span text:style-name="T6_12">.<text:s/></text:span><text:span text:style-name="T6_13">Uważam</text:span><text:span text:style-name="T6_14">,<text:s/></text:span><text:span text:style-name="T6_15">że</text:span><text:span text:style-name="T6_16"><text:s/></text:span><text:span text:style-name="T6_17">świat</text:span><text:span text:style-name="T6_18"><text:s/>„</text:span><text:span text:style-name="T6_19">Fallout</text:span><text:span text:style-name="T6_20">:<text:s/></text:span><text:span text:style-name="T6_21">Equestria</text:span><text:span text:style-name="T6_22">”<text:s/></text:span><text:span text:style-name="T6_23">ma</text:span><text:span text:style-name="T6_24"><text:s/></text:span><text:span text:style-name="T6_25">przed</text:span><text:span text:style-name="T6_26"><text:s/></text:span><text:span text:style-name="T6_27">sobą</text:span><text:span text:style-name="T6_28"><text:s/></text:span><text:span text:style-name="T6_29">jeszcze</text:span><text:span text:style-name="T6_30"><text:s/></text:span><text:span text:style-name="T6_31">wiele</text:span><text:span text:style-name="T6_32"><text:s/></text:span><text:span text:style-name="T6_33">dobrych</text:span><text:span text:style-name="T6_34"><text:s/></text:span><text:span text:style-name="T6_35">opowiadań</text:span><text:span text:style-name="T6_36">,<text:s/></text:span><text:span text:style-name="T6_37">które</text:span><text:span text:style-name="T6_38"><text:s/></text:span><text:span text:style-name="T6_39">zdołają</text:span><text:span text:style-name="T6_40"><text:s/></text:span><text:span text:style-name="T6_41">podbić</text:span><text:span text:style-name="T6_42"><text:s/></text:span><text:span text:style-name="T6_43">serca</text:span><text:span text:style-name="T6_44"><text:s/></text:span><text:span text:style-name="T6_45">czytelników</text:span><text:span text:style-name="T6_46">.<text:s/></text:span><text:span text:style-name="T6_47">Spójrzmy</text:span><text:span text:style-name="T6_48"><text:s/></text:span><text:span text:style-name="T6_49">prawdzie</text:span><text:span text:style-name="T6_50"><text:s/></text:span><text:span text:style-name="T6_51">w</text:span><text:span text:style-name="T6_52"><text:s/></text:span><text:span text:style-name="T6_53">oczy</text:span><text:span text:style-name="T6_54"><text:s/>–<text:s/></text:span><text:span text:style-name="T6_55">możliwości</text:span><text:span text:style-name="T6_56"><text:s/></text:span><text:span text:style-name="T6_57">pisania</text:span><text:span text:style-name="T6_58"><text:s/></text:span><text:span text:style-name="T6_59">są</text:span><text:span text:style-name="T6_60"><text:s/></text:span><text:span text:style-name="T6_61">niemal</text:span><text:span text:style-name="T6_62"><text:s/></text:span><text:span text:style-name="T6_63">niewyczerpane</text:span><text:span text:style-name="T6_64">,<text:s/></text:span><text:span text:style-name="T6_65">a</text:span><text:span text:style-name="T6_66"><text:s/></text:span><text:span text:style-name="T6_67">świat</text:span><text:span text:style-name="T6_68"><text:s/></text:span><text:span text:style-name="T6_69">jest</text:span><text:span text:style-name="T6_70"><text:s/></text:span><text:span text:style-name="T6_71">duży</text:span><text:span text:style-name="T6_72"><text:s/>–<text:s/></text:span><text:span text:style-name="T6_73">Littlepip</text:span><text:span text:style-name="T6_74">,<text:s/></text:span><text:span text:style-name="T6_75">Blackjack</text:span><text:span text:style-name="T6_76"><text:s/></text:span><text:span text:style-name="T6_77">czy</text:span><text:span text:style-name="T6_78"><text:s/></text:span><text:span text:style-name="T6_79">reszta</text:span><text:span text:style-name="T6_80"><text:s/></text:span><text:span text:style-name="T6_81">głównych</text:span><text:span text:style-name="T6_82"><text:s/></text:span><text:span text:style-name="T6_83">protagonistów</text:span><text:span text:style-name="T6_84"><text:s/></text:span><text:span text:style-name="T6_85">nie</text:span><text:span text:style-name="T6_86"><text:s/></text:span><text:span text:style-name="T6_87">zdołali</text:span><text:span text:style-name="T6_88"><text:s/></text:span><text:span text:style-name="T6_89">zwiedzić</text:span><text:span text:style-name="T6_90"><text:s/></text:span><text:span text:style-name="T6_91">go</text:span><text:span text:style-name="T6_92"><text:s/></text:span><text:span text:style-name="T6_93">całego</text:span><text:span text:style-name="T6_94">.<text:s/></text:span><text:span text:style-name="T6_95">A</text:span><text:span text:style-name="T6_96"><text:s/></text:span><text:span text:style-name="T6_97">nawet</text:span><text:span text:style-name="T6_98"><text:s/></text:span><text:span text:style-name="T6_99">jeżeli</text:span><text:span text:style-name="T6_100">,<text:s/></text:span><text:span text:style-name="T6_101">to</text:span><text:span text:style-name="T6_102"><text:s/></text:span><text:span text:style-name="T6_103">przecież</text:span><text:span text:style-name="T6_104"><text:s/></text:span><text:span text:style-name="T6_105">niektóre</text:span><text:span text:style-name="T6_106"><text:s/></text:span><text:span text:style-name="T6_107">rzeczy</text:span><text:span text:style-name="T6_108"><text:s/></text:span><text:span text:style-name="T6_109">można</text:span><text:span text:style-name="T6_110"><text:s/></text:span><text:span text:style-name="T6_111">zgrabnie</text:span><text:span text:style-name="T6_112"><text:s/></text:span><text:span text:style-name="T6_113">łączyć</text:span><text:span text:style-name="T6_114">,<text:s/></text:span><text:span text:style-name="T6_115">lub</text:span><text:span text:style-name="T6_116"><text:s/></text:span><text:span text:style-name="T6_117">zabrać</text:span><text:span text:style-name="T6_118"><text:s/></text:span><text:span text:style-name="T6_119">się</text:span><text:span text:style-name="T6_120"><text:s/></text:span><text:span text:style-name="T6_121">za</text:span><text:span text:style-name="T6_122"><text:s/></text:span><text:span text:style-name="T6_123">odmienną</text:span><text:span text:style-name="T6_124"><text:s/></text:span><text:span text:style-name="T6_125">linię</text:span><text:span text:style-name="T6_126"><text:s/></text:span><text:span text:style-name="T6_127">czasową</text:span><text:span text:style-name="T6_128">.<text:s/></text:span><text:span text:style-name="T6_129">Tak</text:span><text:span text:style-name="T6_130"><text:s/></text:span><text:span text:style-name="T6_131">więc</text:span><text:span text:style-name="T6_132"><text:s/></text:span><text:span text:style-name="T6_133">pozostańmy</text:span><text:span text:style-name="T6_134"><text:s/></text:span><text:span text:style-name="T6_135">optymistami</text:span><text:span text:style-name="T6_136"><text:s/>–<text:s/></text:span><text:span text:style-name="T6_137">sądzę</text:span><text:span text:style-name="T6_138">,<text:s/></text:span><text:span text:style-name="T6_139">że</text:span><text:span text:style-name="T6_140"><text:s/></text:span><text:span text:style-name="T6_141">jeszcze</text:span><text:span text:style-name="T6_142"><text:s/></text:span><text:span text:style-name="T6_143">nieraz</text:span><text:span text:style-name="T6_144"><text:s/></text:span><text:span text:style-name="T6_145">będziemy</text:span><text:span text:style-name="T6_146"><text:s/></text:span><text:span text:style-name="T6_147">się</text:span><text:span text:style-name="T6_148"><text:s/></text:span><text:span text:style-name="T6_149">błąkać</text:span><text:span text:style-name="T6_150"><text:s/></text:span><text:span text:style-name="T6_151">po</text:span><text:span text:style-name="T6_152"><text:s/></text:span><text:span text:style-name="T6_153">Pustkowiach</text:span><text:span text:style-name="T6_154"><text:s/></text:span><text:span text:style-name="T6_155">z</text:span><text:span text:style-name="T6_156"><text:s/></text:span><text:span text:style-name="T6_157">kolejnym</text:span><text:span text:style-name="T6_158"><text:s/></text:span><text:span text:style-name="T6_159">bohaterem</text:span><text:span text:style-name="T6_160"><text:s/></text:span><text:span text:style-name="T6_161">lub</text:span><text:span text:style-name="T6_162"><text:s/></text:span><text:span text:style-name="T6_163">bohaterką</text:span><text:span text:style-name="T6_164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